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Light" svg:font-family="'Cantarell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0.624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7" style:family="graphic" style:parent-style-name="objectwithoutfill">
      <style:graphic-properties svg:stroke-color="#000000" draw:marker-end="Arrowheads_20_1" draw:fill="none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ff4000" draw:marker-start="Arrowheads_20_1" draw:marker-start-width="0.28cm" draw:marker-end="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bf00" draw:marker-start="Arrowheads_20_1" draw:marker-start-width="0.28cm" draw:marker-end="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1.303cm"/>
    </style:style>
    <style:style style:name="gr13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973cm"/>
    </style:style>
    <style:style style:name="gr14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694cm"/>
    </style:style>
    <style:style style:name="gr15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.452cm"/>
    </style:style>
    <style:style style:name="gr16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1.303cm"/>
    </style:style>
    <style:style style:name="gr17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.973cm"/>
    </style:style>
    <style:style style:name="gr18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.694cm"/>
    </style:style>
    <style:style style:name="gr19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.452cm"/>
    </style:style>
    <style:style style:name="gr20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 draw:fill-color="#ffffff"/>
      <style:paragraph-properties fo:margin-top="0cm" fo:margin-bottom="0cm" style:writing-mode="lr-tb"/>
      <style:text-properties style:font-name="Cantarell Light"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antarell Light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8cm" svg:height="1.27cm" svg:x="7.984cm" svg:y="6.715cm">
          <text:p text:style-name="P1"><text:span text:style-name="T1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62cm" svg:y1="7.35cm" svg:x2="7.985cm" svg:y2="7.35cm">
          <text:p/>
        </draw:line>
        <draw:custom-shape draw:style-name="gr1" draw:text-style-name="P2" draw:layer="layout" svg:width="1.588cm" svg:height="1.27cm" svg:x="4.175cm" svg:y="6.716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16.022cm" svg:y="6.716cm">
          <text:p text:style-name="P1"><text:span text:style-name="T1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8cm" svg:y1="7.351cm" svg:x2="16.023cm" svg:y2="7.351cm">
          <text:p/>
        </draw:line>
        <draw:custom-shape draw:style-name="gr1" draw:text-style-name="P2" draw:layer="layout" svg:width="1.588cm" svg:height="1.27cm" svg:x="12.213cm" svg:y="6.717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1.045cm" svg:height="1.199cm" draw:transform="rotate (0.789237887751836) translate (14.14cm 7.306cm)" svg:viewBox="0 0 1046 1200" svg:d="M0 0c150 25 422-16 499 230 86 276-49 510 49 759 60 153 325 306 467 137l31-31">
          <text:p/>
        </draw:path>
        <draw:custom-shape draw:style-name="gr1" draw:text-style-name="P2" draw:layer="layout" svg:width="1.588cm" svg:height="1.27cm" svg:x="7.984cm" svg:y="11.795cm">
          <text:p text:style-name="P1"><text:span text:style-name="T1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62cm" svg:y1="12.43cm" svg:x2="7.985cm" svg:y2="12.43cm">
          <text:p/>
        </draw:line>
        <draw:custom-shape draw:style-name="gr1" draw:text-style-name="P2" draw:layer="layout" svg:width="1.588cm" svg:height="1.27cm" svg:x="4.175cm" svg:y="11.79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4.176cm" svg:y="10.207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4.177cm" svg:y="13.382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62cm" svg:y1="14.017cm" svg:x2="7.986cm" svg:y2="12.43cm">
          <text:p/>
        </draw:line>
        <draw:line draw:style-name="gr2" draw:text-style-name="P3" draw:layer="layout" svg:x1="5.762cm" svg:y1="10.842cm" svg:x2="7.986cm" svg:y2="12.43cm">
          <text:p/>
        </draw:line>
        <draw:path draw:style-name="gr2" draw:text-style-name="P3" draw:layer="layout" svg:width="0.696cm" svg:height="0.448cm" draw:transform="rotate (-2.03453030904979) translate (7.74863656512981cm 12.2088614318167cm)" svg:viewBox="0 0 697 449" svg:d="M0 447c194 11 419-11 559-164l92-145 46-138">
          <text:p/>
        </draw:path>
        <draw:frame draw:style-name="gr3" draw:text-style-name="P5" draw:layer="layout" svg:width="0.952cm" svg:height="0.953cm" svg:x="6.613cm" svg:y="11.668cm">
          <draw:text-box>
            <text:p text:style-name="P4"><text:span text:style-name="T2">V</text:span></text:p>
          </draw:text-box>
        </draw:frame>
        <draw:custom-shape draw:style-name="gr1" draw:text-style-name="P2" draw:layer="layout" svg:width="1.588cm" svg:height="1.27cm" svg:x="15.922cm" svg:y="11.477cm">
          <text:p text:style-name="P1"><text:span text:style-name="T1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01cm" svg:y1="13.382cm" svg:x2="15.923cm" svg:y2="12.112cm">
          <text:p/>
        </draw:line>
        <draw:custom-shape draw:style-name="gr1" draw:text-style-name="P2" draw:layer="layout" svg:width="1.588cm" svg:height="1.27cm" svg:x="12.113cm" svg:y="12.747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12.114cm" svg:y="10.207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01cm" svg:y1="10.842cm" svg:x2="15.924cm" svg:y2="12.112cm">
          <text:p/>
        </draw:line>
        <draw:path draw:style-name="gr2" draw:text-style-name="P3" draw:layer="layout" svg:width="0.451cm" svg:height="0.615cm" draw:transform="rotate (-2.5535912285929) translate (15.5880765998811cm 12.2236162062461cm)" svg:viewBox="0 0 452 616" svg:d="M0 615c177 12 487-60 449-302l-12-220-9-93">
          <text:p/>
        </draw:path>
        <draw:frame draw:style-name="gr4" draw:text-style-name="P7" draw:layer="layout" svg:width="1.588cm" svg:height="0.911cm" svg:x="6.08cm" svg:y="8.026cm">
          <draw:text-box>
            <text:p text:style-name="P6"><text:span text:style-name="T3">恒等</text:span></text:p>
          </draw:text-box>
        </draw:frame>
        <draw:frame draw:style-name="gr4" draw:text-style-name="P7" draw:layer="layout" svg:width="1.588cm" svg:height="0.911cm" svg:x="14.334cm" svg:y="8.026cm">
          <draw:text-box>
            <text:p text:style-name="P6"><text:span text:style-name="T3">非</text:span></text:p>
          </draw:text-box>
        </draw:frame>
        <draw:frame draw:style-name="gr4" draw:text-style-name="P7" draw:layer="layout" svg:width="1.588cm" svg:height="0.911cm" svg:x="6.397cm" svg:y="14.97cm">
          <draw:text-box>
            <text:p text:style-name="P6"><text:span text:style-name="T3">或</text:span></text:p>
          </draw:text-box>
        </draw:frame>
        <draw:frame draw:style-name="gr4" draw:text-style-name="P7" draw:layer="layout" svg:width="1.588cm" svg:height="0.911cm" svg:x="14.017cm" svg:y="14.971cm">
          <draw:text-box>
            <text:p text:style-name="P6"><text:span text:style-name="T3">与</text:span></text:p>
          </draw:text-box>
        </draw:frame>
        <draw:line draw:style-name="gr2" draw:text-style-name="P3" draw:layer="layout" svg:x1="14.513cm" svg:y1="11.73cm" svg:x2="14.335cm" svg:y2="12.111cm">
          <text:p/>
        </draw:line>
        <draw:line draw:style-name="gr2" draw:text-style-name="P3" draw:layer="layout" svg:x1="14.526cm" svg:y1="11.731cm" svg:x2="14.704cm" svg:y2="12.112cm">
          <text:p/>
        </draw:line>
        <draw:custom-shape draw:style-name="gr1" draw:text-style-name="P2" draw:layer="layout" svg:width="1.588cm" svg:height="1.27cm" svg:x="8.619cm" svg:y="17.5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8.62cm" svg:y="20.36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953cm" svg:height="0.962cm" svg:x="5.013cm" svg:y="18.983cm">
          <draw:text-box>
            <text:p>E</text:p>
          </draw:text-box>
        </draw:frame>
        <draw:line draw:style-name="gr6" draw:text-style-name="P3" draw:layer="layout" svg:x1="5.762cm" svg:y1="19.415cm" svg:x2="8.62cm" svg:y2="18.145cm">
          <text:p/>
        </draw:line>
        <draw:line draw:style-name="gr6" draw:text-style-name="P3" draw:layer="layout" svg:x1="5.762cm" svg:y1="19.415cm" svg:x2="8.62cm" svg:y2="21.002cm">
          <text:p/>
        </draw:line>
        <draw:custom-shape draw:style-name="gr1" draw:text-style-name="P2" draw:layer="layout" svg:width="1.588cm" svg:height="1.27cm" svg:x="15.718cm" svg:y="16.8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15.719cm" svg:y="21.00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953cm" svg:height="0.962cm" svg:x="12.112cm" svg:y="18.983cm">
          <draw:text-box>
            <text:p>I</text:p>
          </draw:text-box>
        </draw:frame>
        <draw:line draw:style-name="gr6" draw:text-style-name="P3" draw:layer="layout" svg:x1="12.861cm" svg:y1="19.415cm" svg:x2="15.706cm" svg:y2="17.51cm">
          <text:p/>
        </draw:line>
        <draw:line draw:style-name="gr6" draw:text-style-name="P3" draw:layer="layout" svg:x1="12.861cm" svg:y1="19.415cm" svg:x2="15.782cm" svg:y2="21.345cm">
          <text:p/>
        </draw:line>
        <draw:custom-shape draw:style-name="gr1" draw:text-style-name="P2" draw:layer="layout" svg:width="1.588cm" svg:height="1.27cm" svg:x="15.719cm" svg:y="18.78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861cm" svg:y1="19.415cm" svg:x2="15.731cm" svg:y2="19.415cm">
          <text:p/>
        </draw:line>
        <draw:custom-shape draw:style-name="gr1" draw:text-style-name="P2" draw:layer="layout" svg:width="1.588cm" svg:height="1.27cm" svg:x="22.271cm" svg:y="17.5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22.272cm" svg:y="20.36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953cm" svg:height="0.962cm" svg:x="18.665cm" svg:y="18.983cm">
          <draw:text-box>
            <text:p>O</text:p>
          </draw:text-box>
        </draw:frame>
        <draw:line draw:style-name="gr6" draw:text-style-name="P3" draw:layer="layout" svg:x1="19.414cm" svg:y1="19.415cm" svg:x2="22.272cm" svg:y2="18.145cm">
          <text:p/>
        </draw:line>
        <draw:line draw:style-name="gr6" draw:text-style-name="P3" draw:layer="layout" svg:x1="19.414cm" svg:y1="19.415cm" svg:x2="22.272cm" svg:y2="21.002cm">
          <text:p/>
        </draw:line>
        <draw:custom-shape draw:style-name="gr1" draw:text-style-name="P2" draw:layer="layout" svg:width="1.588cm" svg:height="1.27cm" svg:x="7.984cm" svg:y="25.67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12.429cm" svg:y="25.67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1.835cm" svg:height="3.98cm" draw:transform="rotate (1.2936380415782) translate (8.813cm 25.693cm)" svg:viewBox="0 0 1836 3981" svg:d="M0 0c427 50 777 316 1078 587 221 199 391 454 517 730 102 221 154 460 215 696 54 210 7 409 4 617-4 266-122 516-233 753-97 208-202 453-423 568l-43 30">
          <text:p/>
        </draw:path>
        <draw:custom-shape draw:style-name="gr1" draw:text-style-name="P2" draw:layer="layout" svg:width="1.588cm" svg:height="1.27cm" svg:x="17.509cm" svg:y="25.76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27cm" svg:x="21.954cm" svg:y="25.76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1.835cm" svg:height="3.98cm" draw:transform="rotate (1.2936380415782) translate (18.338cm 25.779cm)" svg:viewBox="0 0 1836 3981" svg:d="M0 0c427 50 777 316 1078 587 221 199 391 454 517 730 102 221 154 460 215 696 54 210 7 409 4 617-4 266-122 516-233 753-97 208-202 453-423 568l-43 30">
          <text:p/>
        </draw:path>
        <draw:frame draw:style-name="gr5" draw:text-style-name="P8" draw:layer="layout" svg:width="0.953cm" svg:height="0.962cm" svg:x="10.524cm" svg:y="24.812cm">
          <draw:text-box>
            <text:p>R</text:p>
          </draw:text-box>
        </draw:frame>
        <draw:frame draw:style-name="gr5" draw:text-style-name="P8" draw:layer="layout" svg:width="0.953cm" svg:height="0.962cm" svg:x="19.948cm" svg:y="24.812cm">
          <draw:text-box>
            <text:p>M</text:p>
          </draw:text-box>
        </draw:frame>
        <draw:frame draw:style-name="gr3" draw:text-style-name="P7" draw:layer="layout" svg:width="1.588cm" svg:height="0.953cm" svg:x="19.732cm" svg:y="27.352cm">
          <draw:text-box>
            <text:p text:style-name="P6"><text:span text:style-name="T3">强制</text:span></text:p>
          </draw:text-box>
        </draw:frame>
        <draw:frame draw:style-name="gr3" draw:text-style-name="P7" draw:layer="layout" svg:width="1.588cm" svg:height="0.953cm" svg:x="10.207cm" svg:y="27.353cm">
          <draw:text-box>
            <text:p text:style-name="P6"><text:span text:style-name="T3">要求</text:span></text:p>
          </draw:text-box>
        </draw:frame>
        <draw:frame draw:style-name="gr3" draw:text-style-name="P7" draw:layer="layout" svg:width="1.588cm" svg:height="0.953cm" svg:x="6.714cm" svg:y="22.272cm">
          <draw:text-box>
            <text:p text:style-name="P6"><text:span text:style-name="T3">异</text:span></text:p>
          </draw:text-box>
        </draw:frame>
        <draw:frame draw:style-name="gr3" draw:text-style-name="P7" draw:layer="layout" svg:width="1.588cm" svg:height="0.953cm" svg:x="14.334cm" svg:y="22.273cm">
          <draw:text-box>
            <text:p text:style-name="P6"><text:span text:style-name="T3">或</text:span></text:p>
          </draw:text-box>
        </draw:frame>
        <draw:frame draw:style-name="gr3" draw:text-style-name="P7" draw:layer="layout" svg:width="1.588cm" svg:height="0.953cm" svg:x="20.367cm" svg:y="22.272cm">
          <draw:text-box>
            <text:p text:style-name="P6"><text:span text:style-name="T3">唯一</text:span></text:p>
          </draw:text-box>
        </draw:frame>
        <draw:line draw:style-name="gr8" draw:text-style-name="P3" draw:layer="layout" svg:x1="14.017cm" svg:y1="33.385cm" svg:x2="14.017cm" svg:y2="40.052cm">
          <text:p/>
        </draw:line>
        <draw:path draw:style-name="gr9" draw:text-style-name="P3" draw:layer="layout" svg:width="1.074cm" svg:height="2.339cm" draw:transform="rotate (-2.9236010300157) translate (14.4471287970693cm 36.1028866212252cm)" svg:viewBox="0 0 1075 2340" svg:d="M0 2340c240-10 438-137 617-337 235-264 370-551 446-866 60-245-123-471-204-689l-139-286-144-116-58-46">
          <text:p/>
        </draw:path>
        <draw:path draw:style-name="gr10" draw:text-style-name="P3" draw:layer="layout" svg:width="1.394cm" svg:height="2.42cm" draw:transform="skewX (-0.0925024503556995) rotate (0.208915911463721) translate (13.5864611061872cm 36.0648141738778cm)" svg:viewBox="0 0 1395 2421" svg:d="M0 2421c311-10 568-142 800-349 306-272 481-570 580-895 77-254-159-488-264-713l-181-296-187-120-74-48">
          <text:p/>
        </draw:path>
        <draw:path draw:style-name="gr11" draw:text-style-name="P3" draw:layer="layout" svg:width="1.472cm" svg:height="1.498cm" draw:transform="rotate (-3.14159265358979) translate (13.903cm 39.099cm)" svg:viewBox="0 0 1473 1499" svg:d="M0 1495c185 16 378-14 541-143 238-190 467-403 632-676 124-205 302-399 300-676">
          <text:p/>
        </draw:path>
        <draw:custom-shape draw:style-name="gr12" draw:text-style-name="P9" draw:layer="layout" svg:width="1.803cm" svg:height="0.203cm" svg:x="11.477cm" svg:y="39.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9" draw:layer="layout" svg:width="1.473cm" svg:height="0.203cm" svg:x="11.643cm" svg:y="39.41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9" draw:layer="layout" svg:width="1.194cm" svg:height="0.203cm" svg:x="11.795cm" svg:y="39.73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9" draw:layer="layout" svg:width="0.952cm" svg:height="0.203cm" svg:x="11.947cm" svg:y="40.05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0" draw:layer="layout" svg:width="1.803cm" svg:height="0.203cm" svg:x="15.605cm" svg:y="39.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10" draw:layer="layout" svg:width="1.473cm" svg:height="0.203cm" svg:x="15.771cm" svg:y="39.41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8" draw:text-style-name="P10" draw:layer="layout" svg:width="1.194cm" svg:height="0.203cm" svg:x="15.923cm" svg:y="39.73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9" draw:text-style-name="P10" draw:layer="layout" svg:width="0.952cm" svg:height="0.203cm" svg:x="16.075cm" svg:y="40.05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ath draw:style-name="gr20" draw:text-style-name="P3" draw:layer="layout" svg:width="1.32cm" svg:height="1.32cm" svg:x="15.173cm" svg:y="37.728cm" svg:viewBox="0 0 1321 1321" svg:d="M0 0c142-1 286 7 426 55 147 51 271 164 398 273 130 111 264 218 355 371 71 118 106 266 124 415l18 119v88">
          <text:p/>
        </draw:path>
        <draw:frame draw:style-name="gr21" draw:text-style-name="P12" draw:layer="layout" svg:width="1.906cm" svg:height="0.662cm" svg:x="13.167cm" svg:y="32.432cm">
          <draw:text-box>
            <text:p text:style-name="P11"><text:span text:style-name="T4">开始</text:span><text:span text:style-name="T4">用例</text:span></text:p>
          </draw:text-box>
        </draw:frame>
        <draw:frame draw:style-name="gr21" draw:text-style-name="P12" draw:layer="layout" svg:width="1.906cm" svg:height="0.662cm" svg:x="14.334cm" svg:y="33.993cm">
          <draw:text-box>
            <text:p text:style-name="P11"><text:span text:style-name="T4">基</text:span><text:span text:style-name="T4">本</text:span><text:span text:style-name="T4">流</text:span></text:p>
          </draw:text-box>
        </draw:frame>
        <draw:frame draw:style-name="gr21" draw:text-style-name="P12" draw:layer="layout" svg:width="1.906cm" svg:height="0.662cm" svg:x="11.592cm" svg:y="34.655cm">
          <draw:text-box>
            <text:p text:style-name="P11"><text:span text:style-name="T4">备选</text:span><text:span text:style-name="T4">流</text:span><text:span text:style-name="T4">3</text:span></text:p>
          </draw:text-box>
        </draw:frame>
        <draw:frame draw:style-name="gr21" draw:text-style-name="P12" draw:layer="layout" svg:width="1.906cm" svg:height="0.662cm" svg:x="14.969cm" svg:y="35.898cm">
          <draw:text-box>
            <text:p text:style-name="P11"><text:span text:style-name="T4">备</text:span><text:span text:style-name="T4">选</text:span><text:span text:style-name="T4">流</text:span><text:span text:style-name="T4">1</text:span></text:p>
          </draw:text-box>
        </draw:frame>
        <draw:frame draw:style-name="gr21" draw:text-style-name="P12" draw:layer="layout" svg:width="1.906cm" svg:height="0.662cm" svg:x="16.239cm" svg:y="37.485cm">
          <draw:text-box>
            <text:p text:style-name="P11"><text:span text:style-name="T4">备选流</text:span><text:span text:style-name="T4">2</text:span></text:p>
          </draw:text-box>
        </draw:frame>
        <draw:frame draw:style-name="gr21" draw:text-style-name="P12" draw:layer="layout" svg:width="1.906cm" svg:height="0.662cm" svg:x="10.525cm" svg:y="37.83cm">
          <draw:text-box>
            <text:p text:style-name="P11"><text:span text:style-name="T4">备选流</text:span><text:span text:style-name="T4">4</text:span></text:p>
          </draw:text-box>
        </draw:frame>
        <draw:frame draw:style-name="gr21" draw:text-style-name="P12" draw:layer="layout" svg:width="1.906cm" svg:height="0.662cm" svg:x="13.167cm" svg:y="40.319cm">
          <draw:text-box>
            <text:p text:style-name="P11"><text:span text:style-name="T4">结束用</text:span><text:span text:style-name="T4">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Light" svg:font-family="'Cantarell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09:26:26.691643826</meta:creation-date>
    <dc:date>2021-03-31T11:07:03.579593499</dc:date>
    <meta:editing-duration>PT35M23S</meta:editing-duration>
    <meta:editing-cycles>12</meta:editing-cycles>
    <meta:generator>LibreOffice/7.0.5.2$Linux_X86_64 LibreOffice_project/00$Build-2</meta:generator>
    <meta:document-statistic meta:object-count="78"/>
  </office:meta>
</office:document-meta>
</file>